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fo:background-color="#7da7d8">
        <style:background-image/>
      </style:paragraph-properties>
      <style:text-properties fo:font-size="14pt" style:font-size-asian="14pt" style:font-size-complex="14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text-properties fo:language="es" fo:country="ES" style:language-asian="zxx" style:country-asian="none" style:language-complex="zxx" style:country-complex="none"/>
    </style:style>
    <style:style style:name="P14" style:family="paragraph" style:parent-style-name="Text_20_body">
      <style:paragraph-properties fo:break-before="page"/>
    </style:style>
    <style:style style:name="P15" style:family="paragraph" style:parent-style-name="Text_20_body">
      <style:paragraph-properties fo:text-align="center" style:justify-single-word="false" fo:break-before="page"/>
    </style:style>
    <style:style style:name="P16" style:family="paragraph" style:parent-style-name="Heading_20_1">
      <style:text-properties fo:language="es" fo:country="ES" style:language-asian="zxx" style:country-asian="none" style:language-complex="zxx" style:country-complex="none"/>
    </style:style>
    <style:style style:name="P17" style:family="paragraph" style:parent-style-name="Heading_20_1">
      <style:paragraph-properties fo:break-before="page"/>
      <style:text-properties fo:language="es" fo:country="ES" style:language-asian="zxx" style:country-asian="none" style:language-complex="zxx" style:country-complex="non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Standard" style:master-page-name="First_20_Page">
      <style:paragraph-properties style:page-number="auto"/>
    </style:style>
    <style:style style:name="P20" style:family="paragraph" style:parent-style-name="Text_20_body">
      <style:text-properties fo:language="es" fo:country="ES" style:language-asian="zxx" style:country-asian="none" style:language-complex="zxx" style:country-complex="none"/>
    </style:style>
    <style:style style:name="P21" style:family="paragraph" style:parent-style-name="Text_20_body">
      <style:paragraph-properties fo:text-align="start" style:justify-single-word="false"/>
      <style:text-properties fo:language="es" fo:country="ES" style:language-asian="zxx" style:country-asian="none" style:language-complex="zxx" style:country-complex="none"/>
    </style:style>
    <style:style style:name="P22" style:family="paragraph" style:parent-style-name="Text_20_body" style:list-style-name="L5">
      <style:text-properties fo:language="es" fo:country="ES" style:language-asian="zxx" style:country-asian="none" style:language-complex="zxx" style:country-complex="none"/>
    </style:style>
    <style:style style:name="P23" style:family="paragraph" style:parent-style-name="Text_20_body" style:list-style-name="L6">
      <style:text-properties fo:language="es" fo:country="ES" style:language-asian="zxx" style:country-asian="none" style:language-complex="zxx" style:country-complex="none"/>
    </style:style>
    <style:style style:name="P24" style:family="paragraph" style:parent-style-name="Text_20_body">
      <style:paragraph-properties fo:text-align="start" style:justify-single-word="false"/>
      <style:text-properties fo:color="#000000" style:font-name="TimesNewRomanPSMT" fo:font-size="12pt" fo:language="es" fo:country="ES" style:font-name-asian="TimesNewRomanPSMT" style:font-size-asian="12pt" style:language-asian="zxx" style:country-asian="none" style:font-name-complex="TimesNewRomanPSMT" style:font-size-complex="12pt" style:language-complex="zxx" style:country-complex="none"/>
    </style:style>
    <style:style style:name="P25" style:family="paragraph" style:parent-style-name="Text_20_body">
      <style:paragraph-properties fo:text-align="justify" style:justify-single-word="false"/>
    </style:style>
    <style:style style:name="T1" style:family="text">
      <style:text-properties fo:language="es" fo:country="ES" style:language-asian="zxx" style:country-asian="none" style:language-complex="zxx" style:country-complex="none"/>
    </style:style>
    <style:style style:name="T2" style:family="text">
      <style:text-properties fo:language="es" fo:country="ES" fo:font-weight="bold" style:language-asian="zxx" style:country-asian="none" style:font-weight-asian="bold" style:language-complex="zxx" style:country-complex="none" style:font-weight-complex="bold"/>
    </style:style>
    <style:style style:name="T3" style:family="text">
      <style:text-properties fo:language="es" fo:country="ES" fo:font-weight="normal" style:language-asian="zxx" style:country-asian="none" style:font-weight-asian="normal" style:language-complex="zxx" style:country-complex="none"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Standard"/>
      <text:p text:style-name="Standard"/>
      <text:p text:style-name="Standard"/>
      <text:p text:style-name="Standard"/>
      <text:p text:style-name="Standard"/>
      <text:p text:style-name="Title">REQUISITOS DE RECURSO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alez, Andrés</text:p>
            <text:p text:style-name="P8">Vazquez Argumedo, Jesús</text:p>
            <text:p text:style-name="P8">Vazquez Encina, Alejandro</text:p>
            <text:p text:style-name="P8">Vera Recacha, Laura</text:p>
            <text:p text:style-name="P8">Villalba Ramírez, Javier</text:p>
          </table:table-cell>
        </table:table-row>
        <table:table-row>
          <table:table-cell table:style-name="Tabla3.A1" office:value-type="string">
            <text:p text:style-name="P8">Fecha de realización:</text:p>
          </table:table-cell>
          <table:table-cell table:style-name="Tabla3.A1" office:value-type="string">
            <text:p text:style-name="P8">21 de noviembre del 2017</text:p>
          </table:table-cell>
        </table:table-row>
        <table:table-row>
          <table:table-cell table:style-name="Tabla3.A1" office:value-type="string">
            <text:p text:style-name="P8">Revisión:</text:p>
          </table:table-cell>
          <table:table-cell table:style-name="Tabla3.A1" office:value-type="string">
            <text:p text:style-name="P8">1.0</text:p>
          </table:table-cell>
        </table:table-row>
        <table:table-row>
          <table:table-cell table:style-name="Tabla3.A1" office:value-type="string">
            <text:p text:style-name="P8">Contacto:</text:p>
          </table:table-cell>
          <table:table-cell table:style-name="Tabla3.A1" office:value-type="string">
            <text:p text:style-name="P8"><text:a xlink:type="simple" xlink:href="mailto:javvilram@alum.us.es" text:style-name="Internet_20_link" text:visited-style-name="Visited_20_Internet_20_Link">javvilram@alum.us.es</text:a></text:p>
          </table:table-cell>
        </table:table-row>
      </table:table>
      <text:p text:style-name="P11"/>
      <text:p text:style-name="P15"/>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8"><text:a xlink:type="simple" xlink:href="#__RefHeading__1153_2058476019">Lista de actividades<text:tab/>4</text:a></text:p>
          <text:p text:style-name="P18"><text:a xlink:type="simple" xlink:href="#__RefHeading__1155_2058476019">Factores ambientales de la empresa<text:tab/>4</text:a></text:p>
          <text:p text:style-name="P18"><text:a xlink:type="simple" xlink:href="#__RefHeading__1157_2058476019">Activos de los procesos de la organización<text:tab/>4</text:a></text:p>
          <text:p text:style-name="P18"><text:a xlink:type="simple" xlink:href="#__RefHeading___Toc208_4070644166">Requisitos de recursos de la actividad<text:tab/>5</text:a></text:p>
        </text:index-body>
      </text:table-of-content>
      <text:p text:style-name="P12"/>
      <text:p text:style-name="P14"/>
      <table:table table:name="Tabla4" table:style-name="Tabla4">
        <table:table-column table:style-name="Tabla4.A" table:number-columns-repeated="6"/>
        <table:table-row>
          <table:table-cell table:style-name="Tabla4.A1" table:number-columns-spanned="6" office:value-type="string">
            <text:p text:style-name="P10">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9">Realizada por</text:p>
          </table:table-cell>
          <table:table-cell table:style-name="Tabla4.A2" office:value-type="string">
            <text:p text:style-name="P9">Revisada por</text:p>
          </table:table-cell>
          <table:table-cell table:style-name="Tabla4.A2" office:value-type="string">
            <text:p text:style-name="P9">Aprobada por</text:p>
          </table:table-cell>
          <table:table-cell table:style-name="Tabla4.A2" office:value-type="string">
            <text:p text:style-name="P9">Fecha</text:p>
          </table:table-cell>
          <table:table-cell table:style-name="Tabla4.F2" office:value-type="string">
            <text:p text:style-name="P9">Motivo</text:p>
          </table:table-cell>
        </table:table-row>
        <table:table-row>
          <table:table-cell table:style-name="Tabla4.A3" office:value-type="string">
            <text:p text:style-name="P8">1.0</text:p>
          </table:table-cell>
          <table:table-cell table:style-name="Tabla4.A3" office:value-type="string">
            <text:p text:style-name="P8">Jesús Vázquez</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21/11/2017</text:p>
          </table:table-cell>
          <table:table-cell table:style-name="Tabla4.F3" office:value-type="string">
            <text:p text:style-name="P8">Versión inicial del documento.</text:p>
          </table:table-cell>
        </table:table-row>
      </table:table>
      <text:p text:style-name="P12"/>
      <text:h text:style-name="P17" text:outline-level="1"><text:bookmark-start text:name="__RefHeading__1153_2058476019"/>Lista de actividades<text:bookmark-end text:name="__RefHeading__1153_2058476019"/></text:h>
      <text:p text:style-name="P13">A continuación se mencionarán todas las actividades que el equipo deberá llevar a cabo para poder cumplir el alcance ya acordado:</text:p>
      <text:list xml:id="list5062874673982093645" text:style-name="L5">
        <text:list-item>
          <text:p text:style-name="P22">Comunicación interna del equipo.</text:p>
        </text:list-item>
        <text:list-item>
          <text:p text:style-name="P22">Comunicación entre cliente y proveedor.</text:p>
        </text:list-item>
        <text:list-item>
          <text:p text:style-name="P22">Planificación de las reuniones.</text:p>
        </text:list-item>
        <text:list-item>
          <text:p text:style-name="P22">Gestión de documentos del proyecto.</text:p>
        </text:list-item>
        <text:list-item>
          <text:p text:style-name="P22">Gestión de las notificaciones internas del equipo.</text:p>
        </text:list-item>
        <text:list-item>
          <text:p text:style-name="P22">Planificación de las tareas.</text:p>
        </text:list-item>
      </text:list>
      <text:p text:style-name="P13"/>
      <text:h text:style-name="P16" text:outline-level="1"><text:bookmark-start text:name="__RefHeading__1155_2058476019"/>Factores ambientales de la empresa<text:bookmark-end text:name="__RefHeading__1155_2058476019"/></text:h>
      <text:p text:style-name="P13">Todos los recursos que se usan y se usarán van a ser de manera gratuita, de tal modo que no hará falta la compra de ningún producto para llevar a cabo la realización del proyecto, por lo que no supondrá ningún coste alguno para ninguno de los miembros del equipo. Además todos recursos se buscarán que sea de fácil manejo para que sea más rápido el aprendizaje de dichos recursos. Con todo esto intuimos que podrán trabajar de una manera más eficiente para que se pueda coordinar mejor como equipo.</text:p>
      <text:p text:style-name="P13"/>
      <text:h text:style-name="P16" text:outline-level="1"><text:bookmark-start text:name="__RefHeading__1157_2058476019"/>Activos de los procesos de la organización<text:bookmark-end text:name="__RefHeading__1157_2058476019"/></text:h>
      <text:p text:style-name="P13">Hay ciertos requisitos que se deben de tener en cuenta y cumplirse, como es que todo recurso que se use debe ser software libre, con lo cuál nunca deberá de ser un software privado; otro requisito que se debe de cumplir es que el equipo debe de comunicarse telemáticamente entre ellos internamente, así como realizar reuniones vía internet, quedando totalmente prohibida la reunión del equipo en persona; por último, todos los recursos serán gratis, por lo que no supondrá ningún gasto en el proyecto pudiendo de tal modo realizar todas las tareas correspondientes con su propio ordenador personal.</text:p>
      <text:h text:style-name="P16" text:outline-level="1"/>
      <text:h text:style-name="P17" text:outline-level="1"><text:bookmark-start text:name="__RefHeading___Toc208_4070644166"/>Requisitos de recursos de la actividad<text:bookmark-end text:name="__RefHeading___Toc208_4070644166"/></text:h>
      <text:p text:style-name="P25"><text:span text:style-name="T1">Para las comunicaciones dentro del equipo de trabajo se usará la aplicación de mensajería instantánea de </text:span><text:span text:style-name="T2">Telegram</text:span><text:span text:style-name="T3">. Hemos decidido esta herramienta porque es una herramienta bastante conocida y fácil de usar, además de que ya sabe usar todos los miembros del equipo, aunque puede que no sea tan eficiente porque puede llegar a generar distracciones por el ruido que puede darnos a la hora de trabajar, es una de las mejores opciones que cumple todos los requisitos del sistema.</text:span></text:p>
      <text:p text:style-name="P21"><text:span text:style-name="T6">Para las comunicaciones con el cliente hemos decidido ponernos en contacto mediante el uso de un </text:span><text:span text:style-name="T7">correo electrónico</text:span><text:span text:style-name="T6"> para ponernos de acuerdo con la fecha y la hora. Si dicho correo no es contestado en un plazo aproximadamente de dos días, se pondrá en contacto mediante el uso de </text:span><text:span text:style-name="T7">Telegram</text:span><text:span text:style-name="T6"> para no demorar mucho tiempo la realización de los documentos a la hora de entregarlos en cada iteración.</text:span></text:p>
      <text:p text:style-name="P24"><text:span text:style-name="T5">Las reuniones internas del equipo se llevarán a cabo todos los martes a las 19:30 ya que estamos todos disponible en ese momento, pudiéndose cambiar dicha fecha vía </text:span><text:span text:style-name="T4">Telegram</text:span><text:span text:style-name="T5"> en el caso de haber algún tipo de problema o incidente.</text:span></text:p>
      <text:p text:style-name="P24"><text:span text:style-name="T5">Para todas las reuniones, tanto para las reuniones internas del equipo como para las reuniones con el cliente, se usará </text:span><text:span text:style-name="T4">Jitsi</text:span><text:span text:style-name="T5">, ya que cumple todos los requisitos y es una herramienta muy fácil e intuitiva de usar, además de que se puede usar tanto para ordenadores como para dispositivos móviles.</text:span></text:p>
      <text:p text:style-name="P24"><text:span text:style-name="T5">Toda la documentación se realizará y mantendrá mediante el uso de las aplicaciones de </text:span><text:span text:style-name="T4">OpenOffice</text:span><text:span text:style-name="T5"> puesto que es gratuito y bastante conocido, aunque los documentos se entregarán en formato </text:span><text:span text:style-name="T4">PDF</text:span><text:span text:style-name="T5"> para una mayor compatibilidad. Estos documentos lo almacenaremos en </text:span><text:span text:style-name="T4">Github</text:span><text:span text:style-name="T5">, ya que es la herramienta que usaremos en las prácticas y sabremos usarla con bastante facilidad a lo largo del curso.</text:span></text:p>
      <text:p text:style-name="P24"><text:span text:style-name="T5">A lo largo de todo el proyecto se irá planificando cada iteración a realizar asignando a cada miembro del grupo determinadas tareas, repartiendo la carga de trabajo de manera más equitativamente posible, para ello usamos </text:span><text:span text:style-name="T4">Taiga</text:span><text:span text:style-name="T5"> en la que podemos organizar todas las tareas para que sepamos en todo momento cuales quedan por realizar, cuales se están realizando, cuales se han realizado o cuales quedan por revisar. A cada tarea se podrá asignar el tiempo que estamos empleando en una determinada tarea a través de la herramienta de </text:span><text:span text:style-name="T4">Toggl</text:span><text:span text:style-name="T5">.</text:span></text:p>
      <text:p text:style-name="P13"/>
      <text:p text:style-name="P13">Cabe destacar que todos los recursos supondrá un coste mínimo de aprendizaje y que no tendrá coste alguno económicamente. A continuación se listará cada uno de los recursos mencionado anteriormente:</text:p>
      <text:list xml:id="list9213011060335139906" text:style-name="L6">
        <text:list-item>
          <text:p text:style-name="P23">Telegram</text:p>
        </text:list-item>
        <text:list-item>
          <text:p text:style-name="P23">Jitsi</text:p>
        </text:list-item>
        <text:list-item>
          <text:p text:style-name="P23">Taiga</text:p>
        </text:list-item>
        <text:list-item>
          <text:p text:style-name="P23">Toggl</text:p>
        </text:list-item>
        <text:list-item>
          <text:p text:style-name="P23">OpenOffice</text:p>
        </text:list-item>
        <text:list-item>
          <text:p text:style-name="P23">PDF</text:p>
        </text:list-item>
        <text:list-item>
          <text:p text:style-name="P23">Github</text:p>
        </text:list-item>
      </text:list>
      <text:p text:style-name="P13"><text:s/></text:p>
      <text:h text:style-name="P16"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EQUISITOS DE RECURSOS – 1.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6</text:page-number></text:p>
            </table:table-cell>
          </table:table-row>
        </table:table>
        <text:p text:style-name="MP4"/>
      </style:footer>
    </style:master-page>
    <style:master-page style:name="First_20_Page" style:display-name="First Page" style:page-layout-name="Mpm2" style:next-style-name="Standard">
      <style:header>
        <text:p text:style-name="MP5">REQUISITOS DE RECURSOS – 1.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24M51S</meta:editing-duration>
    <meta:editing-cycles>33</meta:editing-cycles>
    <meta:generator>OpenOffice/4.1.1$Win32 OpenOffice.org_project/411m6$Build-9775</meta:generator>
    <dc:date>2017-11-21T18:26:03.02</dc:date>
    <dc:creator>Jesús Vázquez Argumedo</dc:creator>
    <meta:document-statistic meta:table-count="4" meta:image-count="0" meta:object-count="0" meta:page-count="6" meta:paragraph-count="63" meta:word-count="794" meta:character-count="4754"/>
    <meta:user-defined meta:name="Info 1"/>
    <meta:user-defined meta:name="Info 2"/>
    <meta:user-defined meta:name="Info 3"/>
    <meta:user-defined meta:name="Info 4"/>
  </office:meta>
</office:document-meta>
</file>